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paragraph-rsid="001e6f23"/>
    </style:style>
    <style:style style:name="P2" style:family="paragraph" style:parent-style-name="Standard">
      <style:paragraph-properties>
        <style:tab-stops>
          <style:tab-stop style:position="2.8126in"/>
          <style:tab-stop style:position="3.1252in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officeooo:rsid="001d208a"/>
    </style:style>
    <style:style style:name="T2" style:family="text">
      <style:text-properties officeooo:rsid="001e6f23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Select a Sustainable Development Goal (SDG) that resonates with you and develop a data-driven solution to address a specific problem within that SDG. Design a database, perform data analysis, and use Microsoft Excel as the user interface.</text:span>Sustainable Development Goal (SDG) Selected: SDG 4 - Quality Education</text:p>
      <text:p text:style-name="P2"/>
      <text:p text:style-name="Standard">Specific Problem: Access to Educational Resources in Underprivileged Areas</text:p>
      <text:p text:style-name="Standard"/>
      <text:p text:style-name="Standard"><text:s/>1. Database Design</text:p>
      <text:p text:style-name="Standard"/>
      <text:p text:style-name="Standard">Entities:</text:p>
      <text:p text:style-name="Standard">- Students</text:p>
      <text:p text:style-name="Standard"><text:s text:c="2"/>- Student ID (Primary Key)</text:p>
      <text:p text:style-name="Standard"><text:s text:c="2"/>- Name</text:p>
      <text:p text:style-name="Standard"><text:s text:c="2"/>- Age</text:p>
      <text:p text:style-name="Standard"><text:s text:c="2"/>- Gender</text:p>
      <text:p text:style-name="Standard"><text:s text:c="2"/>- Location</text:p>
      <text:p text:style-name="Standard"><text:s text:c="2"/>- Enrollment Status (Enrolled/Not Enrolled)</text:p>
      <text:p text:style-name="Standard"/>
      <text:p text:style-name="Standard">- Schools</text:p>
      <text:p text:style-name="Standard"><text:s text:c="2"/>- School ID (Primary Key)</text:p>
      <text:p text:style-name="Standard"><text:s text:c="2"/>- Name</text:p>
      <text:p text:style-name="Standard"><text:s text:c="2"/>- Location</text:p>
      <text:p text:style-name="Standard"><text:s text:c="2"/>- Type (Public/Private)</text:p>
      <text:p text:style-name="Standard"><text:s text:c="2"/>- Resources Available (e.g., Library, Computers)</text:p>
      <text:p text:style-name="Standard"/>
      <text:p text:style-name="Standard">- Resources</text:p>
      <text:p text:style-name="Standard"><text:s text:c="2"/>- Resource ID (Primary Key)</text:p>
      <text:p text:style-name="Standard"><text:s text:c="2"/>- Resource Name</text:p>
      <text:p text:style-name="Standard"><text:s text:c="2"/>- Description</text:p>
      <text:p text:style-name="Standard"><text:s text:c="2"/>- QuantityA vailable</text:p>
      <text:p text:style-name="Standard"/>
      <text:p text:style-name="Standard">- Enrollment</text:p>
      <text:p text:style-name="Standard"><text:s text:c="2"/>- Enrollment ID (Primary Key)</text:p>
      <text:p text:style-name="Standard"><text:s text:c="2"/>- Student ID (Foreign Key)</text:p>
      <text:p text:style-name="Standard"><text:s text:c="2"/>- School ID (Foreign Key)</text:p>
      <text:p text:style-name="Standard"><text:s text:c="2"/>- Year</text:p>
      <text:p text:style-name="Standard"/>
      <text:p text:style-name="Standard">Relationships:</text:p>
      <text:p text:style-name="Standard">- A <text:s/>student can enroll in one school (One-to-Many from Students to Enrollment).</text:p>
      <text:p text:style-name="P1">- A <text:s/>school <text:s/>can have multiple resources (One-to-Many from Schools to Resources).</text:p>
      <text:p text:style-name="P1">- A <text:s/>student <text:s/>can have multiple enrollments across different years (One-to-Many from Students to Enrollment).</text:p>
      <text:p text:style-name="Standard"/>
      <text:p text:style-name="Standard">2. Data Analysis</text:p>
      <text:p text:style-name="Standard"/>
      <text:p text:style-name="Standard">Analysis Objectives:</text:p>
      <text:p text:style-name="Standard">- Identify schools with limited resources.</text:p>
      <text:p text:style-name="Standard">- Analyze student enrollment trends by location.</text:p>
      <text:p text:style-name="Standard">- Assess the impact of resource availability on enrollment rates.</text:p>
      <text:p text:style-name="Standard"/>
      <text:p text:style-name="Standard">Data Queries:</text:p>
      <text:p text:style-name="Standard"><text:soft-page-break/>- Count the number of students enrolled in each school.</text:p>
      <text:p text:style-name="Standard">- List schools lacking key resources (e.g., libraries, computers).</text:p>
      <text:p text:style-name="Standard">- Analyze the correlation between resources available and student enrollment numbers.</text:p>
      <text:p text:style-name="Standard"/>
      <text:p text:style-name="Standard"><text:s/>3. Using <text:span text:style-name="T1">Google Spread sheets</text:span> as the User Interface</text:p>
      <text:p text:style-name="Standard"/>
      <text:p text:style-name="Standard"><text:span text:style-name="T1">Spread Sheet </text:span>Features:</text:p>
      <text:p text:style-name="Standard">- Data Entry Forms: Create forms for easy entry of student, school, and resource data.</text:p>
      <text:p text:style-name="Standard">- Pivot Tables: Use pivot tables to summarize enrollment data by school and analyze resource allocation.</text:p>
      <text:p text:style-name="Standard">- Charts: Visualize data using:</text:p>
      <text:p text:style-name="Standard"><text:s text:c="2"/>- Bar charts to compare the number of students in different schools.</text:p>
      <text:p text:style-name="Standard"><text:s text:c="2"/>- Pie charts to show the distribution of resources among schools.</text:p>
      <text:p text:style-name="Standard">- Filters: Implement filters to view data based on location, resource availability, and enrollment status.</text:p>
      <text:p text:style-name="Standard"/>
      <text:p text:style-name="Standard">4. Implementation Steps</text:p>
      <text:p text:style-name="Standard"/>
      <text:p text:style-name="Standard">1. Database Creation: Use a relational database (e.g., MySQL, SQLite) to create tables as designed.</text:p>
      <text:p text:style-name="Standard">2. Data Collection: Gather data from educational authorities, surveys, or community sources.</text:p>
      <text:p text:style-name="Standard">3. Data Import to <text:span text:style-name="T2">Google Spread Sheets</text:span>: Import data into Excel for analysis and visualization.</text:p>
      <text:p text:style-name="Standard">4. Dashboard Creation: Design an interactive dashboard in Excel for stakeholders to view key metrics.</text:p>
      <text:p text:style-name="Standard">5. Regular Updates: Establish a routine for updating the database and Excel dashboard to reflect current data.</text:p>
      <text:p text:style-name="Standard"/>
      <text:p text:style-name="Standard"><text:s/>5. Potential Outcomes</text:p>
      <text:p text:style-name="Standard"/>
      <text:p text:style-name="Standard">-Enhanced Resource Allocation: By identifying schools with insufficient resources, targeted interventions can be made to improve educational quality.</text:p>
      <text:p text:style-name="Standard">-Increased Enrollment: Understanding enrollment trends can help in designing outreach programs to encourage more students to enroll.</text:p>
      <text:p text:style-name="Standard">- Community Engagement: Engaging local communities in data collection can foster a sense of ownership and commitment to educational improvements.</text:p>
      <text:p text:style-name="Standard"/>
      <text:p text:style-name="Standard">This data-driven approach aims to provide actionable insights that can contribute to achieving quality education for all, particularly in underserved are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59:08.960549758</meta:creation-date>
    <dc:date>2024-09-26T10:21:08.124509059</dc:date>
    <meta:editing-duration>PT1M40S</meta:editing-duration>
    <meta:editing-cycles>1</meta:editing-cycles>
    <meta:document-statistic meta:table-count="0" meta:image-count="0" meta:object-count="0" meta:page-count="2" meta:paragraph-count="59" meta:word-count="476" meta:character-count="3216" meta:non-whitespace-character-count="2749"/>
    <meta:generator>LibreOffice/7.3.7.2$Linux_X86_64 LibreOffice_project/30$Build-2</meta:generator>
  </office:meta>
</office:document-meta>
</file>